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officeooo:rsid="00079c3d" officeooo:paragraph-rsid="00079c3d" style:font-size-asian="12.25pt" style:font-size-complex="14pt"/>
    </style:style>
    <style:style style:name="P2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9c3d" officeooo:paragraph-rsid="001f4c1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font-size="12pt" officeooo:paragraph-rsid="0008c080" style:font-size-asian="12pt" style:font-size-complex="12pt"/>
    </style:style>
    <style:style style:name="P8" style:family="paragraph" style:parent-style-name="Standard">
      <style:paragraph-properties fo:line-height="150%" fo:text-align="end" style:justify-single-word="false"/>
      <style:text-properties fo:font-size="12pt" officeooo:paragraph-rsid="0011d9e8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0" style:family="paragraph" style:parent-style-name="Table_20_Contents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line-height="150%"/>
      <style:text-properties fo:font-size="12pt" officeooo:rsid="0008c080" officeooo:paragraph-rsid="0008c080" style:font-size-asian="12pt" style:font-size-complex="12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2pt" officeooo:rsid="0008c080" officeooo:paragraph-rsid="0008c080" style:font-size-asian="12pt" style:font-size-complex="12pt"/>
    </style:style>
    <style:style style:name="P14" style:family="paragraph" style:parent-style-name="Table_20_Contents">
      <style:paragraph-properties fo:line-height="150%"/>
      <style:text-properties fo:font-size="12pt" officeooo:rsid="0008c080" officeooo:paragraph-rsid="00296230" style:font-size-asian="12pt" style:font-size-complex="12pt"/>
    </style:style>
    <style:style style:name="P15" style:family="paragraph" style:parent-style-name="Table_20_Contents">
      <style:paragraph-properties fo:line-height="150%"/>
      <style:text-properties fo:font-size="12pt" officeooo:rsid="0011d9e8" officeooo:paragraph-rsid="0011d9e8" style:font-size-asian="12pt" style:font-size-complex="12pt"/>
    </style:style>
    <style:style style:name="P16" style:family="paragraph" style:parent-style-name="Table_20_Contents">
      <style:paragraph-properties fo:line-height="150%" fo:text-align="end" style:justify-single-word="false"/>
      <style:text-properties fo:font-size="12pt" officeooo:rsid="0011d9e8" officeooo:paragraph-rsid="0011d9e8" style:font-size-asian="12pt" style:font-size-complex="12pt"/>
    </style:style>
    <style:style style:name="P17" style:family="paragraph" style:parent-style-name="Table_20_Contents">
      <style:paragraph-properties fo:line-height="150%"/>
      <style:text-properties fo:font-size="12pt" officeooo:rsid="001f4c16" officeooo:paragraph-rsid="001f4c16" style:font-size-asian="12pt" style:font-size-complex="12pt"/>
    </style:style>
    <style:style style:name="P18" style:family="paragraph" style:parent-style-name="Table_20_Contents">
      <style:paragraph-properties fo:line-height="150%" fo:text-align="end" style:justify-single-word="false"/>
      <style:text-properties fo:font-size="12pt" officeooo:rsid="0027dac4" officeooo:paragraph-rsid="0027dac4" style:font-size-asian="12pt" style:font-size-complex="12pt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2pt" officeooo:rsid="00296230" officeooo:paragraph-rsid="00296230" style:font-size-asian="12pt" style:font-size-complex="12pt"/>
    </style:style>
    <style:style style:name="P20" style:family="paragraph" style:parent-style-name="Table_20_Contents">
      <style:paragraph-properties fo:line-height="150%"/>
      <style:text-properties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/>
      <style:text-properties fo:font-size="12pt" fo:font-weight="bold" officeooo:rsid="0008c080" officeooo:paragraph-rsid="001f4c16" fo:background-color="transparent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15%"/>
      <style:text-properties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paragraph-rsid="001f4c16"/>
    </style:style>
    <style:style style:name="P25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0b3427" style:font-size-asian="10pt" style:font-size-complex="10pt"/>
    </style:style>
    <style:style style:name="P26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17b153" style:font-size-asian="10pt" style:font-size-complex="10pt"/>
    </style:style>
    <style:style style:name="P27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20b70e" style:font-size-asian="10pt" style:font-size-complex="10pt"/>
    </style:style>
    <style:style style:name="P28" style:family="paragraph" style:parent-style-name="Table_20_Contents">
      <style:paragraph-properties fo:line-height="115%"/>
      <style:text-properties style:font-name="Liberation Mono" fo:font-size="10pt" officeooo:rsid="0014d6f6" officeooo:paragraph-rsid="001c9307" style:font-size-asian="10pt" style:font-size-complex="10pt"/>
    </style:style>
    <style:style style:name="P29" style:family="paragraph" style:parent-style-name="Table_20_Contents">
      <style:paragraph-properties fo:line-height="115%"/>
      <style:text-properties style:font-name="Liberation Mono" fo:font-size="10pt" officeooo:rsid="0014d6f6" officeooo:paragraph-rsid="0014d6f6" style:font-size-asian="10pt" style:font-size-complex="10pt"/>
    </style:style>
    <style:style style:name="P30" style:family="paragraph" style:parent-style-name="Table_20_Contents">
      <style:paragraph-properties fo:line-height="115%"/>
      <style:text-properties style:font-name="Liberation Mono" fo:font-size="10pt" officeooo:rsid="0014d6f6" officeooo:paragraph-rsid="00265940" style:font-size-asian="10pt" style:font-size-complex="10pt"/>
    </style:style>
    <style:style style:name="P31" style:family="paragraph" style:parent-style-name="Table_20_Contents">
      <style:paragraph-properties fo:line-height="115%"/>
      <style:text-properties style:font-name="Liberation Mono" fo:font-size="10pt" officeooo:rsid="00153f40" officeooo:paragraph-rsid="00153f40" style:font-size-asian="10pt" style:font-size-complex="10pt"/>
    </style:style>
    <style:style style:name="P32" style:family="paragraph" style:parent-style-name="Table_20_Contents">
      <style:paragraph-properties fo:line-height="115%"/>
      <style:text-properties style:font-name="Liberation Mono" fo:font-size="10pt" officeooo:rsid="0016708c" officeooo:paragraph-rsid="0016708c" style:font-size-asian="10pt" style:font-size-complex="10pt"/>
    </style:style>
    <style:style style:name="P33" style:family="paragraph" style:parent-style-name="Table_20_Contents">
      <style:paragraph-properties fo:line-height="115%"/>
      <style:text-properties style:font-name="Liberation Mono" fo:font-size="10pt" officeooo:rsid="0016708c" officeooo:paragraph-rsid="001c9307" style:font-size-asian="10pt" style:font-size-complex="10pt"/>
    </style:style>
    <style:style style:name="P34" style:family="paragraph" style:parent-style-name="Table_20_Contents">
      <style:paragraph-properties fo:line-height="115%"/>
      <style:text-properties style:font-name="Liberation Mono" fo:font-size="10pt" officeooo:rsid="0016708c" officeooo:paragraph-rsid="00265940" style:font-size-asian="10pt" style:font-size-complex="10pt"/>
    </style:style>
    <style:style style:name="P35" style:family="paragraph" style:parent-style-name="Table_20_Contents">
      <style:paragraph-properties fo:line-height="115%"/>
      <style:text-properties style:font-name="Liberation Mono" fo:font-size="10pt" officeooo:rsid="001f4c16" officeooo:paragraph-rsid="001f4c16" style:font-size-asian="10pt" style:font-size-complex="10pt"/>
    </style:style>
    <style:style style:name="P36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0b70e" officeooo:paragraph-rsid="0020b70e" style:font-size-asian="10pt" style:font-size-complex="10pt"/>
    </style:style>
    <style:style style:name="P37" style:family="paragraph" style:parent-style-name="Table_20_Contents">
      <style:paragraph-properties fo:line-height="115%"/>
      <style:text-properties style:font-name="Liberation Mono" fo:font-size="10pt" officeooo:rsid="00168bf9" officeooo:paragraph-rsid="00168bf9" style:font-size-asian="10pt" style:font-size-complex="10pt"/>
    </style:style>
    <style:style style:name="P38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7dac4" officeooo:paragraph-rsid="0027dac4" style:font-size-asian="10pt" style:font-size-complex="10pt"/>
    </style:style>
    <style:style style:name="P39" style:family="paragraph" style:parent-style-name="Table_20_Contents">
      <style:paragraph-properties fo:line-height="115%"/>
      <style:text-properties style:font-name="Liberation Mono" fo:font-size="10pt" officeooo:rsid="000a9010" officeooo:paragraph-rsid="000a9010" style:font-size-asian="10pt" style:font-size-complex="10pt"/>
    </style:style>
    <style:style style:name="P40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c9307" style:font-size-asian="10pt" style:font-size-complex="10pt"/>
    </style:style>
    <style:style style:name="P41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3c94d" style:font-size-asian="10pt" style:font-size-complex="10pt"/>
    </style:style>
    <style:style style:name="P42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14d6f6" style:font-size-asian="10pt" style:font-size-complex="10pt"/>
    </style:style>
    <style:style style:name="P43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265940" style:font-size-asian="10pt" style:font-size-complex="10pt"/>
    </style:style>
    <style:style style:name="P44" style:family="paragraph" style:parent-style-name="Table_20_Contents">
      <style:paragraph-properties fo:line-height="115%"/>
      <style:text-properties style:font-name="Liberation Mono" fo:font-size="10pt" style:text-underline-style="none" officeooo:rsid="0016708c" officeooo:paragraph-rsid="0016708c" style:font-size-asian="10pt" style:font-size-complex="10pt"/>
    </style:style>
    <style:style style:name="P45" style:family="paragraph" style:parent-style-name="Table_20_Contents">
      <style:paragraph-properties fo:line-height="115%"/>
      <style:text-properties style:font-name="Liberation Mono" fo:font-size="10pt" style:text-underline-style="none" officeooo:rsid="00168bf9" officeooo:paragraph-rsid="00168bf9" style:font-size-asian="10pt" style:font-size-complex="10pt"/>
    </style:style>
    <style:style style:name="P46" style:family="paragraph" style:parent-style-name="Table_20_Contents">
      <style:paragraph-properties fo:line-height="115%"/>
      <style:text-properties style:font-name="Liberation Mono" fo:font-size="10pt" style:text-underline-style="none" officeooo:rsid="001f4c16" officeooo:paragraph-rsid="001f4c16" style:font-size-asian="10pt" style:font-size-complex="10pt"/>
    </style:style>
    <style:style style:name="P47" style:family="paragraph" style:parent-style-name="Table_20_Contents">
      <style:paragraph-properties fo:line-height="115%"/>
      <style:text-properties style:font-name="Liberation Mono" fo:font-size="10pt" style:text-underline-style="none" officeooo:rsid="0020b70e" officeooo:paragraph-rsid="0020b70e" style:font-size-asian="10pt" style:font-size-complex="10pt"/>
    </style:style>
    <style:style style:name="P48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4d6f6" officeooo:paragraph-rsid="0014d6f6" style:font-size-asian="10pt" style:font-size-complex="10pt"/>
    </style:style>
    <style:style style:name="P49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0a9010" officeooo:paragraph-rsid="000a9010" style:font-size-asian="10pt" style:font-size-complex="10pt"/>
    </style:style>
    <style:style style:name="P50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f4c16" officeooo:paragraph-rsid="001f4c16" style:font-size-asian="10pt" style:font-size-complex="10pt"/>
    </style:style>
    <style:style style:name="P51" style:family="paragraph" style:parent-style-name="Standard">
      <style:text-properties officeooo:paragraph-rsid="00079c3d"/>
    </style:style>
    <style:style style:name="P52" style:family="paragraph" style:parent-style-name="Table_20_Contents">
      <style:paragraph-properties fo:line-height="115%"/>
      <style:text-properties fo:font-size="10pt" officeooo:paragraph-rsid="00168bf9" style:font-size-asian="10pt" style:font-size-complex="10pt"/>
    </style:style>
    <style:style style:name="P53" style:family="paragraph" style:parent-style-name="Standard">
      <style:paragraph-properties fo:break-before="page"/>
      <style:text-properties fo:font-size="14pt" officeooo:rsid="00079c3d" officeooo:paragraph-rsid="00079c3d" style:font-size-asian="12.25pt" style:font-size-complex="14pt"/>
    </style:style>
    <style:style style:name="P54" style:family="paragraph" style:parent-style-name="Standard">
      <style:text-properties fo:font-size="12pt" officeooo:rsid="002aa449" officeooo:paragraph-rsid="002aa449" style:font-size-asian="12pt" style:font-size-complex="12pt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7dac4" style:font-weight-asian="bold" style:font-weight-complex="bold"/>
    </style:style>
    <style:style style:name="T5" style:family="text">
      <style:text-properties officeooo:rsid="0012b1ca"/>
    </style:style>
    <style:style style:name="T6" style:family="text">
      <style:text-properties officeooo:rsid="0014d6f6"/>
    </style:style>
    <style:style style:name="T7" style:family="text">
      <style:text-properties style:font-name="Liberation Mono" style:text-underline-style="none" officeooo:rsid="00168bf9"/>
    </style:style>
    <style:style style:name="T8" style:family="text">
      <style:text-properties style:font-name="Liberation Mono" style:text-underline-style="none" officeooo:rsid="001b67ac"/>
    </style:style>
    <style:style style:name="T9" style:family="text">
      <style:text-properties officeooo:rsid="00153f40"/>
    </style:style>
    <style:style style:name="T10" style:family="text">
      <style:text-properties officeooo:rsid="0016708c"/>
    </style:style>
    <style:style style:name="T11" style:family="text">
      <style:text-properties officeooo:rsid="001f4c16"/>
    </style:style>
    <style:style style:name="T12" style:family="text">
      <style:text-properties fo:font-size="14pt" fo:font-weight="bold" officeooo:rsid="001f4c16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079c3d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08c080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27dac4" style:font-size-asian="12.25pt" style:font-weight-asian="bold" style:font-size-complex="14pt" style:font-weight-complex="bold"/>
    </style:style>
    <style:style style:name="T16" style:family="text">
      <style:text-properties officeooo:rsid="0020b70e"/>
    </style:style>
    <style:style style:name="T17" style:family="text">
      <style:text-properties officeooo:rsid="0022881f"/>
    </style:style>
    <style:style style:name="T18" style:family="text">
      <style:text-properties officeooo:rsid="0025199c"/>
    </style:style>
    <style:style style:name="T19" style:family="text">
      <style:text-properties fo:font-size="16pt" fo:font-weight="bold" officeooo:rsid="00079c3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27d02e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8a63e" style:font-size-asian="16pt" style:font-weight-asian="bold" style:font-size-complex="16pt" style:font-weight-complex="bold"/>
    </style:style>
    <style:style style:name="T22" style:family="text">
      <style:text-properties officeooo:rsid="00265940"/>
    </style:style>
    <style:style style:name="T23" style:family="text">
      <style:text-properties officeooo:rsid="0027d02e"/>
    </style:style>
    <style:style style:name="T24" style:family="text">
      <style:text-properties officeooo:rsid="0027dac4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S1428</text:p>
      <text:p text:style-name="P51"><text:span text:style-name="T20">Summer</text:span><text:span text:style-name="T19"> 202</text:span><text:span text:style-name="T21">3</text:span></text:p>
      <text:p text:style-name="P23">Assignment <text:span text:style-name="T17">3</text:span> Rubric</text:p>
      <text:p text:style-name="P1"><text:span text:style-name="T2">Student Name: </text:span><text:s/><draw:control text:anchor-type="as-char" draw:z-index="4" draw:name="Shape3" draw:style-name="gr1" draw:text-style-name="P55" svg:width="5.448in" svg:height="0.2398in" draw:control="control7"/></text:p>
      <text:p text:style-name="Horizontal_20_Line"/>
      <text:p text:style-name="P2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20">Condition</text:p>
          </table:table-cell>
          <table:table-cell table:style-name="style.A1" office:value-type="string">
            <text:p text:style-name="P20">Max Points</text:p>
          </table:table-cell>
          <table:table-cell table:style-name="style.A1" office:value-type="string">
            <text:p text:style-name="P20">Points Awarded</text:p>
          </table:table-cell>
        </table:table-row>
        <table:table-row>
          <table:table-cell table:style-name="style.A2" office:value-type="string">
            <text:p text:style-name="P12">All lines less that 80 characters.</text:p>
          </table:table-cell>
          <table:table-cell table:style-name="style.A2" office:value-type="string">
            <text:p text:style-name="P13">4</text:p>
          </table:table-cell>
          <table:table-cell table:style-name="style.A2" office:value-type="string">
            <text:p text:style-name="P11"><draw:control text:anchor-type="as-char" draw:z-index="8" draw:name="Shape1" draw:style-name="gr2" draw:text-style-name="P55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12">Variables have meaningful names.</text:p>
          </table:table-cell>
          <table:table-cell table:style-name="style.A2" office:value-type="string">
            <text:p text:style-name="P13">4</text:p>
          </table:table-cell>
          <table:table-cell table:style-name="style.A2" office:value-type="string">
            <text:p text:style-name="P7"><draw:control text:anchor-type="as-char" draw:z-index="0" draw:name="Shape1_0" draw:style-name="gr1" draw:text-style-name="P55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12">Every block indented one tab or 4 spaces.</text:p>
          </table:table-cell>
          <table:table-cell table:style-name="style.A2" office:value-type="string">
            <text:p text:style-name="P13">4</text:p>
          </table:table-cell>
          <table:table-cell table:style-name="style.A2" office:value-type="string">
            <text:p text:style-name="P7"><draw:control text:anchor-type="as-char" draw:z-index="1" draw:name="Shape1_1" draw:style-name="gr1" draw:text-style-name="P55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12">File name is [Authors Last Name]_assignment3.cpp</text:p>
          </table:table-cell>
          <table:table-cell table:style-name="style.A2" office:value-type="string">
            <text:p text:style-name="P19">4</text:p>
          </table:table-cell>
          <table:table-cell table:style-name="style.A2" office:value-type="string">
            <text:p text:style-name="P7"><draw:control text:anchor-type="as-char" draw:z-index="2" draw:name="Shape1_2" draw:style-name="gr1" draw:text-style-name="P55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14">Comments included for “complicated” actions.</text:p>
          </table:table-cell>
          <table:table-cell table:style-name="style.A2" office:value-type="string">
            <text:p text:style-name="P19">2</text:p>
          </table:table-cell>
          <table:table-cell table:style-name="style.A2" office:value-type="string">
            <text:p text:style-name="P7"><draw:control text:anchor-type="as-char" draw:z-index="3" draw:name="Shape1_3" draw:style-name="gr1" draw:text-style-name="P55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15">Author, dat<text:span text:style-name="T18">e, </text:span><text:span text:style-name="T23">and collaborator</text:span> comments included.</text:p>
          </table:table-cell>
          <table:table-cell table:style-name="style.A2" office:value-type="string">
            <text:p text:style-name="P16">2</text:p>
          </table:table-cell>
          <table:table-cell table:style-name="style.A2" office:value-type="string">
            <text:p text:style-name="P8"><draw:control text:anchor-type="as-char" draw:z-index="10" draw:name="Shape1_8" draw:style-name="gr1" draw:text-style-name="P55" svg:width="0.5689in" svg:height="0.2571in" draw:control="control11"/></text:p>
          </table:table-cell>
        </table:table-row>
      </table:table>
      <text:p text:style-name="P1"/>
      <text:p text:style-name="P24"><text:span text:style-name="T12">Code Refactor</text:span><text:span text:style-name="T13">: </text:span><text:span text:style-name="T15">3</text:span><text:span text:style-name="T14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Condition</text:p>
          </table:table-cell>
          <table:table-cell table:style-name="Table2.A1" office:value-type="string">
            <text:p text:style-name="P21">Max Points</text:p>
          </table:table-cell>
          <table:table-cell table:style-name="Table2.A1" office:value-type="string">
            <text:p text:style-name="P21">Points Awarded</text:p>
          </table:table-cell>
        </table:table-row>
        <table:table-row>
          <table:table-cell table:style-name="Table2.A2" office:value-type="string">
            <text:p text:style-name="P17">Design New Ship implemented as 1 function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10"><draw:control text:anchor-type="as-char" draw:z-index="15" draw:name="Shape1_14" draw:style-name="gr2" draw:text-style-name="P55" svg:width="0.5689in" svg:height="0.2571in" draw:control="control16"/></text:p>
          </table:table-cell>
        </table:table-row>
        <table:table-row>
          <table:table-cell table:style-name="Table2.A2" office:value-type="string">
            <text:p text:style-name="P17">Test a Ship Design implemented as 1 function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9"><draw:control text:anchor-type="as-char" draw:z-index="16" draw:name="Shape1_15" draw:style-name="gr1" draw:text-style-name="P55" svg:width="0.5689in" svg:height="0.2571in" draw:control="control17"/></text:p>
          </table:table-cell>
        </table:table-row>
        <table:table-row>
          <table:table-cell table:style-name="Table2.A2" office:value-type="string">
            <text:p text:style-name="P17">Simulate a Flight implemented as 1 function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9"><draw:control text:anchor-type="as-char" draw:z-index="17" draw:name="Shape1_16" draw:style-name="gr1" draw:text-style-name="P55" svg:width="0.5689in" svg:height="0.2571in" draw:control="control18"/></text:p>
          </table:table-cell>
        </table:table-row>
        <table:table-row>
          <table:table-cell table:style-name="Table2.A2" office:value-type="string">
            <text:p text:style-name="P17">Menu branches each call 1 function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9"><draw:control text:anchor-type="as-char" draw:z-index="18" draw:name="Shape1_17" draw:style-name="gr1" draw:text-style-name="P55" svg:width="0.5689in" svg:height="0.2571in" draw:control="control19"/></text:p>
          </table:table-cell>
        </table:table-row>
        <table:table-row>
          <table:table-cell table:style-name="Table2.A2" office:value-type="string">
            <text:p text:style-name="P17">Good comments for <text:span text:style-name="T24">all</text:span> function return<text:span text:style-name="T24">s</text:span> and parameters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9"><draw:control text:anchor-type="as-char" draw:z-index="19" draw:name="Shape1_18" draw:style-name="gr1" draw:text-style-name="P55" svg:width="0.5689in" svg:height="0.2571in" draw:control="control20"/></text:p>
          </table:table-cell>
        </table:table-row>
      </table:table>
      <text:p text:style-name="P3"/>
      <text:p text:style-name="P53"><text:span text:style-name="T2">Test Cases: </text:span><text:span text:style-name="T4">5</text:span><text:span text:style-name="T3">0 points</text:span></text:p>
      <text:p text:style-name="P54"><text:span text:style-name="T3">P</text:span><text:span text:style-name="T2">rograms that do not compile, will not be graded on the test cases.</text:span></text:p>
      <text:p text:style-name="P54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Input</text:p>
          </table:table-cell>
          <table:table-cell table:style-name="Table1.A1" office:value-type="string">
            <text:p text:style-name="P22">Test Condition <text:span text:style-name="T22">(Not exact output)</text:span></text:p>
          </table:table-cell>
          <table:table-cell table:style-name="Table1.A1" office:value-type="string">
            <text:p text:style-name="P22">Max Points</text:p>
          </table:table-cell>
          <table:table-cell table:style-name="Table1.A1" office:value-type="string">
            <text:p text:style-name="P22">Points Awarded</text:p>
          </table:table-cell>
        </table:table-row>
        <table:table-row>
          <table:table-cell table:style-name="Table1.A2" office:value-type="string">
            <text:p text:style-name="P41">D</text:p>
            <text:p text:style-name="P43">Walter Hohman</text:p>
            <text:p text:style-name="P40">Sally</text:p>
            <text:p text:style-name="P42">500</text:p>
            <text:p text:style-name="P42">5200</text:p>
          </table:table-cell>
          <table:table-cell table:style-name="Table1.A2" office:value-type="string">
            <text:p text:style-name="P48">Contents of Sally.txt</text:p>
            <text:p text:style-name="P42">Ship Mass: <text:s text:c="4"/>500.0kg</text:p>
            <text:p text:style-name="P42">Acceleration: <text:s/>10.4m/s2</text:p>
            <text:p text:style-name="P42">Impulse: <text:s text:c="6"/>22.9Ns/kg</text:p>
            <text:p text:style-name="P42">Max Altitude: <text:s/>469.0km</text:p>
            <text:p text:style-name="P42">Designed by: <text:s text:c="2"/>Walter Hohman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25"><draw:control text:anchor-type="as-char" draw:z-index="5" draw:name="Shape1_5" draw:style-name="gr1" draw:text-style-name="P55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29">D</text:p>
            <text:p text:style-name="P30">Jules Verne</text:p>
            <text:p text:style-name="P28">Valentina</text:p>
            <text:p text:style-name="P31">340</text:p>
            <text:p text:style-name="P31">679</text:p>
          </table:table-cell>
          <table:table-cell table:style-name="Table1.A2" office:value-type="string">
            <text:p text:style-name="P48">Contents of <text:span text:style-name="T9">Valentina</text:span>.txt</text:p>
            <text:p text:style-name="P42">Ship Mass: <text:s text:c="4"/>340.0kg</text:p>
            <text:p text:style-name="P42">Acceleration: <text:s/>2.0m/s2</text:p>
            <text:p text:style-name="P42">Impulse: <text:s text:c="6"/>6.8Ns/kg</text:p>
            <text:p text:style-name="P42">Max Altitude: <text:s/>145.6km</text:p>
            <text:p text:style-name="P42">Designed by: <text:s text:c="2"/>Jules Vernes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25"><draw:control text:anchor-type="as-char" draw:z-index="6" draw:name="Shape1_6" draw:style-name="gr1" draw:text-style-name="P55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32">D</text:p>
            <text:p text:style-name="P34">Isaac Asimov</text:p>
            <text:p text:style-name="P33">Kalpana</text:p>
            <text:p text:style-name="P32">100</text:p>
            <text:p text:style-name="P32">560</text:p>
          </table:table-cell>
          <table:table-cell table:style-name="Table1.A2" office:value-type="string">
            <text:p text:style-name="P49">Contents of <text:span text:style-name="T10">Kalpana</text:span>.txt</text:p>
            <text:p text:style-name="P39">Ship Mass: <text:s text:c="4"/>100.0kg</text:p>
            <text:p text:style-name="P39">Acceleration: <text:s/>5.6m/s2</text:p>
            <text:p text:style-name="P39">Impulse: <text:s text:c="6"/>16.9Ns/kg</text:p>
            <text:p text:style-name="P39">Max Altitude: <text:s/>347.7km</text:p>
            <text:p text:style-name="P39">Designed by: <text:s text:c="2"/>Isaac Asimov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25"><draw:control text:anchor-type="as-char" draw:z-index="7" draw:name="Shape1_7" draw:style-name="gr1" draw:text-style-name="P55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32">T</text:p>
            <text:p text:style-name="P32">Sally</text:p>
          </table:table-cell>
          <table:table-cell table:style-name="Table1.A2" office:value-type="string">
            <text:p text:style-name="P44">Console prints, “Sally has failed test number 3”</text:p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6"><draw:control text:anchor-type="as-char" draw:z-index="11" draw:name="Shape1_10" draw:style-name="gr1" draw:text-style-name="P55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32">t</text:p>
            <text:p text:style-name="P32">Valentina</text:p>
          </table:table-cell>
          <table:table-cell table:style-name="Table1.A2" office:value-type="string">
            <text:p text:style-name="P44">Console prints, “Valentina has failed test number <text:span text:style-name="T24">4</text:span>”</text:p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6"><draw:control text:anchor-type="as-char" draw:z-index="12" draw:name="Shape1_11" draw:style-name="gr1" draw:text-style-name="P55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37">T</text:p>
            <text:p text:style-name="P37">Kalpana</text:p>
          </table:table-cell>
          <table:table-cell table:style-name="Table1.A2" office:value-type="string">
            <text:p text:style-name="P45">Console prints, “Kalpana has passed all tests.”</text:p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6"><draw:control text:anchor-type="as-char" draw:z-index="13" draw:name="Shape1_12" draw:style-name="gr1" draw:text-style-name="P55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35">j</text:p>
          </table:table-cell>
          <table:table-cell table:style-name="Table1.A2" office:value-type="string">
            <text:p text:style-name="P45">Console prints <text:span text:style-name="T11">error message.</text:span></text:p>
          </table:table-cell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27"><draw:control text:anchor-type="as-char" draw:z-index="20" draw:name="Shape1_4" draw:style-name="gr1" draw:text-style-name="P55" svg:width="0.5689in" svg:height="0.2571in" draw:control="control21"/></text:p>
          </table:table-cell>
        </table:table-row>
        <table:table-row>
          <table:table-cell table:style-name="Table1.A2" office:value-type="string">
            <text:p text:style-name="P35">s</text:p>
            <text:p text:style-name="P35">15</text:p>
            <text:p text:style-name="P35">0</text:p>
          </table:table-cell>
          <table:table-cell table:style-name="Table1.A2" office:value-type="string">
            <text:p text:style-name="P50">Console Output</text:p>
            <text:p text:style-name="P46">At 0 seconds: 0.0m/s 0.0m</text:p>
          </table:table-cell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27"><draw:control text:anchor-type="as-char" draw:z-index="21" draw:name="Shape1_9" draw:style-name="gr1" draw:text-style-name="P55" svg:width="0.5689in" svg:height="0.2571in" draw:control="control22"/></text:p>
          </table:table-cell>
        </table:table-row>
        <table:table-row>
          <table:table-cell table:style-name="Table1.A2" office:value-type="string">
            <text:p text:style-name="P35">S</text:p>
            <text:p text:style-name="P35">7.5</text:p>
            <text:p text:style-name="P35">40</text:p>
          </table:table-cell>
          <table:table-cell table:style-name="Table1.A2" office:value-type="string">
            <text:p text:style-name="P50">Console Output</text:p>
            <text:p text:style-name="P46">At 0 seconds: <text:s/>0.0m/s <text:s text:c="2"/>0.0m</text:p>
            <text:p text:style-name="P46">…</text:p>
            <text:p text:style-name="P46">At <text:span text:style-name="T16">10 seconds: 75.0m/s <text:s/>375.0m</text:span></text:p>
            <text:p text:style-name="P46">…</text:p>
            <text:p text:style-name="P47">At 40 seconds: 300.0m/s 6.0km</text:p>
          </table:table-cell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27"><draw:control text:anchor-type="as-char" draw:z-index="22" draw:name="Shape1_19" draw:style-name="gr1" draw:text-style-name="P55" svg:width="0.5689in" svg:height="0.2571in" draw:control="control23"/></text:p>
          </table:table-cell>
        </table:table-row>
        <table:table-row>
          <table:table-cell table:style-name="Table1.A2" office:value-type="string">
            <text:p text:style-name="P37">q</text:p>
          </table:table-cell>
          <table:table-cell table:style-name="Table1.A2" office:value-type="string">
            <text:p text:style-name="P52"><text:span text:style-name="T7">Program </text:span><text:span text:style-name="T8">prints, “Thank you for using Craft Designer Plus</text:span><text:span text:style-name="T7">.” </text:span><text:span text:style-name="T8">and exits.</text:span></text:p>
          </table:table-cell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26"><draw:control text:anchor-type="as-char" draw:z-index="14" draw:name="Shape1_13" draw:style-name="gr1" draw:text-style-name="P55" svg:width="0.5689in" svg:height="0.2571in" draw:control="control15"/></text:p>
          </table:table-cell>
        </table:table-row>
      </table:table>
      <text:p text:style-name="P2"/>
      <text:p text:style-name="P5">*<text:span text:style-name="T5">values can be +- 0.1</text:span></text:p>
      <text:p text:style-name="P6">All test cases will be entered in order <text:span text:style-name="T6">on one run of the program</text:span>.</text:p>
      <text:p text:style-name="P6"/>
      <text:p text:style-name="P4">Total Points: <draw:control text:anchor-type="as-char" draw:z-index="9" draw:name="Shape2" draw:style-name="gr2" draw:text-style-name="P55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15T16:58:25.103522507</dc:date>
    <meta:editing-duration>PT1H2M22S</meta:editing-duration>
    <meta:editing-cycles>28</meta:editing-cycles>
    <meta:document-statistic meta:table-count="3" meta:image-count="0" meta:object-count="0" meta:page-count="2" meta:paragraph-count="134" meta:word-count="312" meta:character-count="1817" meta:non-whitespace-character-count="1569"/>
  </office:meta>
</office:document-meta>
</file>